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21545e"/>
    </style:style>
    <style:style style:name="P5" style:family="paragraph" style:parent-style-name="Standard">
      <style:text-properties style:font-name="0" fo:font-size="10pt" officeooo:paragraph-rsid="0023fa55" style:font-size-asian="10pt" style:font-size-complex="10pt"/>
    </style:style>
    <style:style style:name="P6" style:family="paragraph" style:parent-style-name="Standard">
      <style:text-properties style:font-name="0" fo:font-size="10pt" officeooo:paragraph-rsid="0024e41b" style:font-size-asian="10pt" style:font-size-complex="10pt"/>
    </style:style>
    <style:style style:name="P7" style:family="paragraph" style:parent-style-name="Standard">
      <style:text-properties style:font-name="0" fo:font-size="10pt" officeooo:paragraph-rsid="002647fe" style:font-size-asian="10pt" style:font-size-complex="10pt"/>
    </style:style>
    <style:style style:name="P8" style:family="paragraph" style:parent-style-name="Standard">
      <style:text-properties style:font-name="0" fo:font-size="10pt" officeooo:paragraph-rsid="00289e84" style:font-size-asian="10pt" style:font-size-complex="10pt"/>
    </style:style>
    <style:style style:name="P9" style:family="paragraph" style:parent-style-name="Standard">
      <style:text-properties style:font-name="0" fo:font-size="10pt" officeooo:paragraph-rsid="0028b44b" style:font-size-asian="10pt" style:font-size-complex="10pt"/>
    </style:style>
    <style:style style:name="P10" style:family="paragraph" style:parent-style-name="Standard">
      <style:text-properties fo:color="#408080" style:font-name="0" fo:font-size="10pt" fo:font-style="italic" officeooo:rsid="000cabe9" officeooo:paragraph-rsid="0023fa55" style:font-size-asian="10pt" style:font-style-asian="italic" style:font-size-complex="10pt"/>
    </style:style>
    <style:style style:name="P11" style:family="paragraph" style:parent-style-name="Standard">
      <style:text-properties fo:color="#408080" style:font-name="0" fo:font-size="10pt" fo:font-style="italic" officeooo:rsid="000cabe9" officeooo:paragraph-rsid="0024e41b" style:font-size-asian="10pt" style:font-style-asian="italic" style:font-size-complex="10pt"/>
    </style:style>
    <style:style style:name="P12" style:family="paragraph" style:parent-style-name="Standard">
      <style:text-properties fo:color="#408080" style:font-name="0" fo:font-size="10pt" fo:font-style="italic" officeooo:rsid="000cabe9" officeooo:paragraph-rsid="002647fe" style:font-size-asian="10pt" style:font-style-asian="italic" style:font-size-complex="10pt"/>
    </style:style>
    <style:style style:name="P13" style:family="paragraph" style:parent-style-name="Standard">
      <style:text-properties fo:color="#408080" style:font-name="0" fo:font-size="10pt" fo:font-style="italic" officeooo:rsid="000cabe9" officeooo:paragraph-rsid="00289e84" style:font-size-asian="10pt" style:font-style-asian="italic" style:font-size-complex="10pt"/>
    </style:style>
    <style:style style:name="P14" style:family="paragraph" style:parent-style-name="Standard">
      <style:text-properties fo:color="#408080" style:font-name="0" fo:font-size="10pt" fo:font-style="italic" officeooo:rsid="000cabe9" officeooo:paragraph-rsid="0028b44b" style:font-size-asian="10pt" style:font-style-asian="italic" style:font-size-complex="10pt"/>
    </style:style>
    <style:style style:name="P15" style:family="paragraph" style:parent-style-name="Standard">
      <style:text-properties fo:font-size="10pt" officeooo:paragraph-rsid="0023fa55" style:font-size-asian="10pt" style:font-size-complex="10pt"/>
    </style:style>
    <style:style style:name="P16" style:family="paragraph" style:parent-style-name="Standard">
      <style:text-properties fo:font-size="10pt" officeooo:paragraph-rsid="0024e41b" style:font-size-asian="10pt" style:font-size-complex="10pt"/>
    </style:style>
    <style:style style:name="P17" style:family="paragraph" style:parent-style-name="Standard">
      <style:text-properties fo:font-size="10pt" officeooo:paragraph-rsid="002647fe" style:font-size-asian="10pt" style:font-size-complex="10pt"/>
    </style:style>
    <style:style style:name="P18" style:family="paragraph" style:parent-style-name="Standard">
      <style:text-properties fo:font-size="10pt" officeooo:paragraph-rsid="00289e84" style:font-size-asian="10pt" style:font-size-complex="10pt"/>
    </style:style>
    <style:style style:name="P19" style:family="paragraph" style:parent-style-name="Standard">
      <style:text-properties fo:font-size="10pt" officeooo:paragraph-rsid="0028b44b" style:font-size-asian="10pt" style:font-size-complex="10pt"/>
    </style:style>
    <style:style style:name="P20" style:family="paragraph" style:parent-style-name="Standard">
      <style:text-properties officeooo:paragraph-rsid="0024e41b"/>
    </style:style>
    <style:style style:name="P21" style:family="paragraph" style:parent-style-name="Contents_20_Heading">
      <style:paragraph-properties fo:text-align="center" style:justify-single-word="false"/>
      <style:text-properties fo:font-size="12pt" officeooo:paragraph-rsid="0023dc1c" style:font-size-asian="12pt" style:font-size-complex="12pt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Addressee">
      <style:text-properties officeooo:rsid="0023fa55" officeooo:paragraph-rsid="0023fa55"/>
    </style:style>
    <style:style style:name="P24" style:family="paragraph" style:parent-style-name="Addressee">
      <style:text-properties officeooo:rsid="0023fa55" officeooo:paragraph-rsid="0024e41b"/>
    </style:style>
    <style:style style:name="P25" style:family="paragraph" style:parent-style-name="Addressee">
      <style:text-properties officeooo:rsid="0028159d" officeooo:paragraph-rsid="0028159d"/>
    </style:style>
    <style:style style:name="P26" style:family="paragraph" style:parent-style-name="Addressee">
      <style:text-properties officeooo:rsid="00289e84" officeooo:paragraph-rsid="00289e84"/>
    </style:style>
    <style:style style:name="P27" style:family="paragraph" style:parent-style-name="Question">
      <style:text-properties officeooo:rsid="001f6848" officeooo:paragraph-rsid="0023fa55"/>
    </style:style>
    <style:style style:name="P28" style:family="paragraph" style:parent-style-name="Question">
      <style:text-properties officeooo:paragraph-rsid="0023fa55"/>
    </style:style>
    <style:style style:name="P29" style:family="paragraph" style:parent-style-name="Standard" style:master-page-name="Standard">
      <style:paragraph-properties style:page-number="auto"/>
      <style:text-properties fo:font-weight="bold" officeooo:rsid="0021545e" officeooo:paragraph-rsid="0023fa55" style:font-weight-asian="bold" style:font-weight-complex="bold"/>
    </style:style>
    <style:style style:name="P30" style:family="paragraph" style:parent-style-name="Standard" style:master-page-name="Standard">
      <style:paragraph-properties style:page-number="auto"/>
      <style:text-properties fo:font-weight="bold" officeooo:rsid="0021545e" officeooo:paragraph-rsid="0024e41b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  <style:text-properties fo:font-weight="bold" officeooo:rsid="0021545e" officeooo:paragraph-rsid="0021545e" style:font-weight-asian="bold" style:font-weight-complex="bold"/>
    </style:style>
    <style:style style:name="P32" style:family="paragraph" style:parent-style-name="Standard" style:master-page-name="Standard">
      <style:paragraph-properties style:page-number="auto"/>
      <style:text-properties fo:font-weight="bold" officeooo:rsid="0024e41b" officeooo:paragraph-rsid="0024e41b" style:font-weight-asian="bold" style:font-weight-complex="bold"/>
    </style:style>
    <style:style style:name="P33" style:family="paragraph" style:parent-style-name="Standard" style:master-page-name="Standard">
      <style:paragraph-properties style:page-number="auto"/>
      <style:text-properties fo:font-size="10pt" officeooo:paragraph-rsid="0028b44b" style:font-size-asian="10pt" style:font-size-complex="10pt"/>
    </style:style>
    <style:style style:name="P34" style:family="paragraph" style:parent-style-name="Standard" style:master-page-name="Standard">
      <style:paragraph-properties style:page-number="auto"/>
      <style:text-properties fo:color="#bc7a00" style:font-name="0" fo:font-size="10pt" officeooo:paragraph-rsid="0023fa55" style:font-size-asian="10pt" style:font-size-complex="10pt"/>
    </style:style>
    <style:style style:name="P35" style:family="paragraph" style:parent-style-name="Standard" style:master-page-name="Standard">
      <style:paragraph-properties style:page-number="auto"/>
      <style:text-properties fo:color="#bc7a00" style:font-name="0" fo:font-size="10pt" officeooo:paragraph-rsid="0024e41b" style:font-size-asian="10pt" style:font-size-complex="10pt"/>
    </style:style>
    <style:style style:name="P36" style:family="paragraph" style:parent-style-name="Standard" style:master-page-name="Standard">
      <style:paragraph-properties style:page-number="auto"/>
      <style:text-properties fo:color="#bc7a00" style:font-name="0" fo:font-size="10pt" officeooo:paragraph-rsid="002647fe" style:font-size-asian="10pt" style:font-size-complex="10pt"/>
    </style:style>
    <style:style style:name="P37" style:family="paragraph" style:parent-style-name="Standard" style:master-page-name="Standard">
      <style:paragraph-properties style:page-number="auto"/>
      <style:text-properties fo:color="#bc7a00" style:font-name="0" fo:font-size="10pt" officeooo:paragraph-rsid="00289e84" style:font-size-asian="10pt" style:font-size-complex="10pt"/>
    </style:style>
    <style:style style:name="P38" style:family="paragraph" style:parent-style-name="Standard" style:master-page-name="Standard">
      <style:paragraph-properties style:page-number="auto"/>
      <style:text-properties fo:color="#bc7a00" style:font-name="0" fo:font-size="10pt" officeooo:paragraph-rsid="0028b44b" style:font-size-asian="10pt" style:font-size-complex="10pt"/>
    </style:style>
    <style:style style:name="P39" style:family="paragraph" style:parent-style-name="Standard" style:master-page-name="Standard">
      <style:paragraph-properties style:page-number="auto"/>
      <style:text-properties fo:color="#408080" style:font-name="0" fo:font-size="10pt" fo:font-style="italic" officeooo:paragraph-rsid="0024e41b" style:font-size-asian="10pt" style:font-style-asian="italic" style:font-size-complex="10pt"/>
    </style:style>
    <style:style style:name="P40" style:family="paragraph" style:parent-style-name="Standard">
      <style:text-properties style:font-name="0" fo:font-size="10pt" officeooo:paragraph-rsid="0023fa55" style:font-size-asian="10pt" style:font-size-complex="10pt"/>
    </style:style>
    <style:style style:name="P41" style:family="paragraph" style:parent-style-name="Standard">
      <style:text-properties style:font-name="0" fo:font-size="10pt" officeooo:paragraph-rsid="0024e41b" style:font-size-asian="10pt" style:font-size-complex="10pt"/>
    </style:style>
    <style:style style:name="P42" style:family="paragraph" style:parent-style-name="Standard">
      <style:text-properties style:font-name="0" fo:font-size="10pt" officeooo:paragraph-rsid="002647fe" style:font-size-asian="10pt" style:font-size-complex="10pt"/>
    </style:style>
    <style:style style:name="P43" style:family="paragraph" style:parent-style-name="Standard">
      <style:text-properties style:font-name="0" fo:font-size="10pt" officeooo:paragraph-rsid="00289e84" style:font-size-asian="10pt" style:font-size-complex="10pt"/>
    </style:style>
    <style:style style:name="P44" style:family="paragraph" style:parent-style-name="Standard">
      <style:text-properties style:font-name="0" fo:font-size="10pt" officeooo:paragraph-rsid="0028b44b" style:font-size-asian="10pt" style:font-size-complex="10pt"/>
    </style:style>
    <style:style style:name="P45" style:family="paragraph" style:parent-style-name="Standard">
      <style:text-properties fo:color="#bc7a00" style:font-name="0" fo:font-size="10pt" officeooo:paragraph-rsid="0024e41b" style:font-size-asian="10pt" style:font-size-complex="10pt"/>
    </style:style>
    <style:style style:name="P46" style:family="paragraph" style:parent-style-name="Standard">
      <style:text-properties fo:color="#bc7a00" style:font-name="0" fo:font-size="10pt" officeooo:paragraph-rsid="002647fe" style:font-size-asian="10pt" style:font-size-complex="10pt"/>
    </style:style>
    <style:style style:name="P47" style:family="paragraph" style:parent-style-name="Standard">
      <style:text-properties fo:color="#bc7a00" style:font-name="0" fo:font-size="10pt" officeooo:paragraph-rsid="00289e84" style:font-size-asian="10pt" style:font-size-complex="10pt"/>
    </style:style>
    <style:style style:name="P48" style:family="paragraph" style:parent-style-name="Standard">
      <style:text-properties fo:color="#bc7a00" style:font-name="0" fo:font-size="10pt" officeooo:paragraph-rsid="0028b44b" style:font-size-asian="10pt" style:font-size-complex="10pt"/>
    </style:style>
    <style:style style:name="P49" style:family="paragraph" style:parent-style-name="Heading_20_1">
      <style:text-properties officeooo:rsid="00068b01" officeooo:paragraph-rsid="0023fa55"/>
    </style:style>
    <style:style style:name="P50" style:family="paragraph" style:parent-style-name="Heading_20_1">
      <style:text-properties officeooo:paragraph-rsid="0023fa55"/>
    </style:style>
    <style:style style:name="T1" style:family="text">
      <style:text-properties officeooo:rsid="00068b01"/>
    </style:style>
    <style:style style:name="T2" style:family="text">
      <style:text-properties fo:color="#008000" style:font-name="0"/>
    </style:style>
    <style:style style:name="T3" style:family="text">
      <style:text-properties fo:color="#008000" style:font-name="0" fo:font-weight="bold" style:font-weight-asian="bold"/>
    </style:style>
    <style:style style:name="T4" style:family="text">
      <style:text-properties style:font-name="0"/>
    </style:style>
    <style:style style:name="T5" style:family="text">
      <style:text-properties fo:color="#b00040" style:font-name="0"/>
    </style:style>
    <style:style style:name="T6" style:family="text">
      <style:text-properties fo:color="#0000ff" style:font-name="0"/>
    </style:style>
    <style:style style:name="T7" style:family="text">
      <style:text-properties fo:color="#666666" style:font-name="0"/>
    </style:style>
    <style:style style:name="T8" style:family="text">
      <style:text-properties fo:color="#408080" style:font-name="0" fo:font-style="italic" style:font-style-asian="italic"/>
    </style:style>
    <style:style style:name="T9" style:family="text">
      <style:text-properties fo:color="#ba2121" style:font-name="0"/>
    </style:style>
    <style:style style:name="T10" style:family="text">
      <style:text-properties officeooo:rsid="0023dc1c"/>
    </style:style>
    <style:style style:name="T11" style:family="text">
      <style:text-properties officeooo:rsid="0023fa55"/>
    </style:style>
    <style:style style:name="T12" style:family="text">
      <style:text-properties fo:color="#bb6622" style:font-name="0"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21">Lista de exercícios Módulo 0<text:span text:style-name="T10">6</text:span>: <text:span text:style-name="T10">Dedução e inspeção de tipos com auto e decltype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22"><text:a xlink:type="simple" xlink:href="#__RefHeading__212_143610015" text:style-name="Index_20_Link" text:visited-style-name="Index_20_Link">Questão 1<text:tab/>1</text:a></text:p>
          <text:p text:style-name="P22"><text:a xlink:type="simple" xlink:href="#__RefHeading__214_143610015" text:style-name="Index_20_Link" text:visited-style-name="Index_20_Link">Questão 2<text:tab/>1</text:a></text:p>
          <text:p text:style-name="P22"><text:a xlink:type="simple" xlink:href="#__RefHeading__216_143610015" text:style-name="Index_20_Link" text:visited-style-name="Index_20_Link">Questão 3<text:tab/>4</text:a></text:p>
          <text:p text:style-name="P22"><text:a xlink:type="simple" xlink:href="#__RefHeading__218_143610015" text:style-name="Index_20_Link" text:visited-style-name="Index_20_Link">Questão 4<text:tab/>5</text:a></text:p>
          <text:p text:style-name="P22"><text:a xlink:type="simple" xlink:href="#__RefHeading__220_143610015" text:style-name="Index_20_Link" text:visited-style-name="Index_20_Link">Questão 5<text:tab/>6</text:a></text:p>
          <text:p text:style-name="P22"><text:a xlink:type="simple" xlink:href="#__RefHeading__222_143610015" text:style-name="Index_20_Link" text:visited-style-name="Index_20_Link">Questão 6<text:tab/>7</text:a></text:p>
        </text:index-body>
      </text:table-of-content>
      <text:h text:style-name="Heading_20_1" text:outline-level="1"><text:bookmark-start text:name="__RefHeading__212_143610015"/>Questão 1<text:bookmark-end text:name="__RefHeading__212_143610015"/></text:h>
      <text:p text:style-name="P28">Veriﬁque, para os exemplos desses slides, se a <text:span text:style-name="T11">dedução</text:span> de tipos de sua IDE ou editor (utilize o hovering)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main.cpp</text:p>
          </table:table-cell>
        </table:table-row>
        <table:table-row>
          <table:table-cell table:style-name="Table1.A2" office:value-type="string">
            <text:p text:style-name="P34">#include &lt;iostream&gt;</text:p>
            <text:p text:style-name="P5"/>
            <text:p text:style-name="P15"><text:span text:style-name="T5">int</text:span><text:span text:style-name="T4"> </text:span><text:span text:style-name="T6">main</text:span><text:span text:style-name="T4">()</text:span></text:p>
            <text:p text:style-name="P5">{</text:p>
            <text:p text:style-name="P15"><text:span text:style-name="T4"><text:s text:c="4"/></text:span><text:span text:style-name="T5">int</text:span><text:span text:style-name="T4"> i </text:span><text:span text:style-name="T7">=</text:span><text:span text:style-name="T4"> </text:span><text:span text:style-name="T7">1</text:span><text:span text:style-name="T4">;</text:span></text:p>
            <text:p text:style-name="P15"><text:span text:style-name="T4"><text:s text:c="4"/></text:span><text:span text:style-name="T5">double</text:span><text:span text:style-name="T4"> d </text:span><text:span text:style-name="T7">=</text:span><text:span text:style-name="T4"> </text:span><text:span text:style-name="T7">1.0</text:span></text:p>
            <text:p text:style-name="P5"/>
            <text:p text:style-name="P5"/>
            <text:p text:style-name="P15"><text:span text:style-name="T4"><text:s text:c="4"/>std</text:span><text:span text:style-name="T7">::</text:span><text:span text:style-name="T4">cout <text:s text:c="2"/></text:span><text:span text:style-name="T7">&lt;&lt;</text:span><text:span text:style-name="T4"> </text:span><text:span text:style-name="T9">"Type of (int + float): </text:span><text:span text:style-name="T12">\t</text:span><text:span text:style-name="T9">"</text:span><text:span text:style-name="T4"> </text:span><text:span text:style-name="T7">&lt;&lt;</text:span><text:span text:style-name="T4"> decltype(i</text:span><text:span text:style-name="T7">+</text:span><text:span text:style-name="T4">d) </text:span><text:span text:style-name="T7">&lt;&lt;</text:span><text:span text:style-name="T4"> std</text:span><text:span text:style-name="T7">::</text:span><text:span text:style-name="T4">endl;</text:span></text:p>
            <text:p text:style-name="P5"/>
            <text:p text:style-name="P15"><text:span text:style-name="T4"><text:s text:c="4"/></text:span><text:span text:style-name="T3">return</text:span><text:span text:style-name="T4"> </text:span><text:span text:style-name="T7">0</text:span><text:span text:style-name="T4">;</text:span></text:p>
            <text:p text:style-name="P10">}</text:p>
          </table:table-cell>
        </table:table-row>
      </table:table>
      <text:h text:style-name="P49" text:outline-level="1"><text:bookmark-start text:name="__RefHeading__214_143610015"/>Questão 2<text:bookmark-end text:name="__RefHeading__214_143610015"/></text:h>
      <text:p text:style-name="P28">Escreva um programa que, quando executado ou perante um erro de <text:span text:style-name="T11">compilação</text:span>, mostre o tipo exato (com qualificadores e referéncias) de determinada expressão.</text:p>
      <text:p text:style-name="P23">Fonte:<text:tab/><text:a xlink:type="simple" xlink:href="http://stackoverflow.com/questions/81870/is-it-possible-to-print-a-variables-type-in-standard-c" text:style-name="Internet_20_link" text:visited-style-name="Visited_20_Internet_20_Link">http://stackoverflow.com/questions/81870/is-it-possible-to-print-a-variables-type-in-standard-c</text:a></text:p>
      <text:p text:style-name="P23"><text:tab/><text:a xlink:type="simple" xlink:href="http://stackoverflow.com/questions/11310898/how-do-i-get-the-type-of-a-variable" text:style-name="Internet_20_link" text:visited-style-name="Visited_20_Internet_20_Link">http://stackoverflow.com/questions/11310898/how-do-i-get-the-type-of-a-variable</text:a></text:p>
      <text:p text:style-name="P23"><text:tab/><text:a xlink:type="simple" xlink:href="http://geometrica.saclay.inria.fr/team/Marc.Glisse/tmp/printtype.cpp" text:style-name="Internet_20_link" text:visited-style-name="Visited_20_Internet_20_Link">http://geometrica.saclay.inria.fr/team/Marc.Glisse/tmp/printtype.cpp</text:a></text:p>
      <text:p text:style-name="P24"/>
      <table:table table:name="Table6" table:style-name="Table6">
        <table:table-column table:style-name="Table6.A"/>
        <table:table-row>
          <table:table-cell table:style-name="Table6.A1" office:value-type="string">
            <text:p text:style-name="P30">main.cpp</text:p>
          </table:table-cell>
        </table:table-row>
        <table:table-row>
          <table:table-cell table:style-name="Table6.A2" office:value-type="string">
            <text:p text:style-name="P35">#include &lt;iostream&gt;</text:p>
            <text:p text:style-name="P45"><text:soft-page-break/>#include "printtype.h"</text:p>
            <text:p text:style-name="P6"/>
            <text:p text:style-name="P16"><text:span text:style-name="T3">struct</text:span><text:span text:style-name="T4"> Perso{};</text:span></text:p>
            <text:p text:style-name="P16"><text:span text:style-name="T3">typedef</text:span><text:span text:style-name="T4"> </text:span><text:span text:style-name="T6">int</text:span><text:span text:style-name="T4"> (</text:span><text:span text:style-name="T7">*</text:span><text:span text:style-name="T4">fun)(</text:span><text:span text:style-name="T5">double</text:span><text:span text:style-name="T4">);</text:span></text:p>
            <text:p text:style-name="P16"><text:span text:style-name="T3">typedef</text:span><text:span text:style-name="T4"> Perso Tab[</text:span><text:span text:style-name="T7">3</text:span><text:span text:style-name="T4">][</text:span><text:span text:style-name="T7">5</text:span><text:span text:style-name="T4">][</text:span><text:span text:style-name="T7">7</text:span><text:span text:style-name="T4">];</text:span></text:p>
            <text:p text:style-name="P16"><text:span text:style-name="T3">typedef</text:span><text:span text:style-name="T4"> fun </text:span><text:span text:style-name="T6">fun2</text:span><text:span text:style-name="T4">(Tab</text:span><text:span text:style-name="T7">*&amp;</text:span><text:span text:style-name="T4">);</text:span></text:p>
            <text:p text:style-name="P16"><text:span text:style-name="T3">typedef</text:span><text:span text:style-name="T4"> fun2</text:span><text:span text:style-name="T7">**</text:span><text:span text:style-name="T4"> T2[</text:span><text:span text:style-name="T7">9</text:span><text:span text:style-name="T4">];</text:span></text:p>
            <text:p text:style-name="P16"><text:span text:style-name="T3">typedef</text:span><text:span text:style-name="T4"> Tab Perso</text:span><text:span text:style-name="T7">::*</text:span><text:span text:style-name="T4">U;</text:span></text:p>
            <text:p text:style-name="P6"/>
            <text:p text:style-name="P16"><text:span text:style-name="T5">int</text:span><text:span text:style-name="T4"> </text:span><text:span text:style-name="T6">main</text:span><text:span text:style-name="T4">(){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5">unsigned</text:span><text:span text:style-name="T4"> </text:span><text:span text:style-name="T5">long</text:span><text:span text:style-name="T7">*</text:span><text:span text:style-name="T3">const</text:span><text:span text:style-name="T7">*</text:span><text:span text:style-name="T3">volatile</text:span><text:span text:style-name="T7">*&amp;</text:span><text:span text:style-name="T4">(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5">void</text:span><text:span text:style-name="T4">(</text:span><text:span text:style-name="T7">*&amp;</text:span><text:span text:style-name="T4">)(</text:span><text:span text:style-name="T5">int</text:span><text:span text:style-name="T4">(</text:span><text:span text:style-name="T5">void</text:span><text:span text:style-name="T4">),Perso</text:span><text:span text:style-name="T7">&amp;</text:span><text:span text:style-name="T4">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3">const</text:span><text:span text:style-name="T4"> Perso</text:span><text:span text:style-name="T7">&amp;</text:span><text:span text:style-name="T4">(...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5">long</text:span><text:span text:style-name="T4"> </text:span><text:span text:style-name="T5">double</text:span><text:span text:style-name="T4">(</text:span><text:span text:style-name="T3">volatile</text:span><text:span text:style-name="T4"> </text:span><text:span text:style-name="T5">int</text:span><text:span text:style-name="T7">*</text:span><text:span text:style-name="T3">const</text:span><text:span text:style-name="T4">,...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5">int</text:span><text:span text:style-name="T4"> (Perso</text:span><text:span text:style-name="T7">::**</text:span><text:span text:style-name="T4">)(</text:span><text:span text:style-name="T5">double</text:span><text:span text:style-name="T4">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3">const</text:span><text:span text:style-name="T4"> </text:span><text:span text:style-name="T3">volatile</text:span><text:span text:style-name="T4"> </text:span><text:span text:style-name="T5">short</text:span><text:span text:style-name="T4"> Perso</text:span><text:span text:style-name="T7">::*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4">T2</text:span><text:span text:style-name="T7">*</text:span><text:span text:style-name="T4">(</text:span><text:span text:style-name="T7">&amp;</text:span><text:span text:style-name="T4">)(</text:span><text:span text:style-name="T5">long</text:span><text:span text:style-name="T4">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6"><text:span text:style-name="T4"><text:s text:c="4"/>std</text:span><text:span text:style-name="T7">::</text:span><text:span text:style-name="T4">cout </text:span><text:span text:style-name="T7">&lt;&lt;</text:span><text:span text:style-name="T4"> Printtype</text:span><text:span text:style-name="T7">&lt;</text:span><text:span text:style-name="T4">U[][</text:span><text:span text:style-name="T7">9</text:span><text:span text:style-name="T4">]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6">}</text:p>
            <text:p text:style-name="P6"/>
            <text:p text:style-name="P11">// FIXME: const char[] is ambiguous!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32">Printtype.h</text:p>
          </table:table-cell>
        </table:table-row>
        <table:table-row>
          <table:table-cell table:style-name="Table2.A2" office:value-type="string">
            <text:p text:style-name="P39">// extern "C" not handled</text:p>
            <text:p text:style-name="P45">#include &lt;typeinfo&gt;</text:p>
            <text:p text:style-name="P45">#include &lt;type_traits&gt;</text:p>
            <text:p text:style-name="P45">#include &lt;string&gt;</text:p>
            <text:p text:style-name="P16"><text:span text:style-name="T4">template</text:span><text:span text:style-name="T7">&lt;</text:span><text:span text:style-name="T4">class...</text:span><text:span text:style-name="T7">&gt;</text:span><text:span text:style-name="T4"> </text:span><text:span text:style-name="T3">struct</text:span><text:span text:style-name="T4"> Printtype;</text:span></text:p>
            <text:p text:style-name="P16"><text:span text:style-name="T4">template</text:span><text:span text:style-name="T7">&lt;&gt;</text:span><text:span text:style-name="T4"> </text:span><text:span text:style-name="T3">struct</text:span><text:span text:style-name="T4"> Printtype</text:span><text:span text:style-name="T7">&lt;&gt;</text:span><text:span text:style-name="T4"> {</text:span></text:p>
            <text:p text:style-name="P16"><text:span text:style-name="T4"><text:tab/>std</text:span><text:span text:style-name="T7">::</text:span><text:span text:style-name="T4">string name() {</text:span></text:p>
            <text:p text:style-name="P16"><text:span text:style-name="T4"><text:tab/><text:tab/></text:span><text:span text:style-name="T3">return</text:span><text:span text:style-name="T4"> </text:span><text:span text:style-name="T9">""</text:span><text:span text:style-name="T4">;</text:span></text:p>
            <text:p text:style-name="P6"><text:tab/>}</text:p>
            <text:p text:style-name="P6">};</text:p>
            <text:p text:style-name="P16"><text:span text:style-name="T4">template</text:span><text:span text:style-name="T7">&lt;</text:span><text:span text:style-name="T4">class T</text:span><text:span text:style-name="T7">&gt;</text:span><text:span text:style-name="T4"> </text:span><text:span text:style-name="T3">struct</text:span><text:span text:style-name="T4"> Printtype</text:span><text:span text:style-name="T7">&lt;</text:span><text:span text:style-name="T4">T</text:span><text:span text:style-name="T7">&gt;</text:span><text:span text:style-name="T4">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) {</text:span></text:p>
            <text:p text:style-name="P16"><text:span text:style-name="T4"><text:tab/><text:tab/></text:span><text:span text:style-name="T3">return</text:span><text:span text:style-name="T4"> typeid(T).name()</text:span><text:span text:style-name="T7">+</text:span><text:span text:style-name="T4">append;</text:span></text:p>
            <text:p text:style-name="P6"><text:tab/>}</text:p>
            <text:p text:style-name="P6">};</text:p>
            <text:p text:style-name="P16"><text:span text:style-name="T4">template</text:span><text:span text:style-name="T7">&lt;</text:span><text:span text:style-name="T4">class T1, class T2, class...U</text:span><text:span text:style-name="T7">&gt;</text:span><text:span text:style-name="T4"> </text:span><text:span text:style-name="T3">struct</text:span><text:span text:style-name="T4"> Printtype</text:span><text:span text:style-name="T7">&lt;</text:span><text:span text:style-name="T4">T1,T2,U...</text:span><text:span text:style-name="T7">&gt;</text:span><text:span text:style-name="T4"> {</text:span></text:p>
            <text:p text:style-name="P16"><text:span text:style-name="T4"><text:tab/>std</text:span><text:span text:style-name="T7">::</text:span><text:span text:style-name="T4">string name() {</text:span></text:p>
            <text:p text:style-name="P16"><text:span text:style-name="T4"><text:tab/><text:tab/></text:span><text:span text:style-name="T3">return</text:span><text:span text:style-name="T4"> Printtype</text:span><text:span text:style-name="T7">&lt;</text:span><text:span text:style-name="T4">T1</text:span><text:span text:style-name="T7">&gt;</text:span><text:span text:style-name="T4">().name()</text:span><text:span text:style-name="T7">+</text:span><text:span text:style-name="T9">","</text:span><text:span text:style-name="T7">+</text:span><text:span text:style-name="T4">Printtype</text:span><text:span text:style-name="T7">&lt;</text:span><text:span text:style-name="T4">T2,U...</text:span><text:span text:style-name="T7">&gt;</text:span><text:span text:style-name="T4">().name();</text:span></text:p>
            <text:p text:style-name="P6"><text:tab/>}</text:p>
            <text:p text:style-name="P6">};</text:p>
            <text:p text:style-name="P6"/>
            <text:p text:style-name="P45">#define BASIC_TYPE(X) \</text:p>
            <text:p text:style-name="P45">template&lt;&gt; struct Printtype&lt;X&gt; { \</text:p>
            <text:p text:style-name="P45"><text:tab/>std::string name(std::string append="") { \</text:p>
            <text:p text:style-name="P45"><text:tab/><text:tab/>return std::string( #X )+append; \</text:p>
            <text:p text:style-name="P45"><text:tab/>} \</text:p>
            <text:p text:style-name="P45">}</text:p>
            <text:p text:style-name="P16"><text:span text:style-name="T4">BASIC_TYPE(</text:span><text:span text:style-name="T5">void</text:span><text:span text:style-name="T4">);</text:span></text:p>
            <text:p text:style-name="P16"><text:span text:style-name="T4">BASIC_TYPE(</text:span><text:span text:style-name="T5">bool</text:span><text:span text:style-name="T4">);</text:span></text:p>
            <text:p text:style-name="P16"><text:span text:style-name="T4">BASIC_TYPE(</text:span><text:span text:style-name="T5">char</text:span><text:span text:style-name="T4">);</text:span></text:p>
            <text:p text:style-name="P16"><text:span text:style-name="T4">BASIC_TYPE(</text:span><text:span text:style-name="T5">signed</text:span><text:span text:style-name="T4"> </text:span><text:span text:style-name="T5">char</text:span><text:span text:style-name="T4">);</text:span></text:p>
            <text:p text:style-name="P16"><text:span text:style-name="T4">BASIC_TYPE(</text:span><text:span text:style-name="T5">unsigned</text:span><text:span text:style-name="T4"> </text:span><text:span text:style-name="T5">char</text:span><text:span text:style-name="T4">);</text:span></text:p>
            <text:p text:style-name="P16"><text:span text:style-name="T4">BASIC_TYPE(</text:span><text:span text:style-name="T5">short</text:span><text:span text:style-name="T4">);</text:span></text:p>
            <text:p text:style-name="P16"><text:span text:style-name="T4">BASIC_TYPE(</text:span><text:span text:style-name="T5">unsigned</text:span><text:span text:style-name="T4"> </text:span><text:span text:style-name="T5">short</text:span><text:span text:style-name="T4">);</text:span></text:p>
            <text:p text:style-name="P16"><text:soft-page-break/><text:span text:style-name="T4">BASIC_TYPE(</text:span><text:span text:style-name="T5">int</text:span><text:span text:style-name="T4">);</text:span></text:p>
            <text:p text:style-name="P16"><text:span text:style-name="T4">BASIC_TYPE(</text:span><text:span text:style-name="T5">unsigned</text:span><text:span text:style-name="T4">);</text:span></text:p>
            <text:p text:style-name="P16"><text:span text:style-name="T4">BASIC_TYPE(</text:span><text:span text:style-name="T5">long</text:span><text:span text:style-name="T4">);</text:span></text:p>
            <text:p text:style-name="P16"><text:span text:style-name="T4">BASIC_TYPE(</text:span><text:span text:style-name="T5">unsigned</text:span><text:span text:style-name="T4"> </text:span><text:span text:style-name="T5">long</text:span><text:span text:style-name="T4">);</text:span></text:p>
            <text:p text:style-name="P16"><text:span text:style-name="T4">BASIC_TYPE(</text:span><text:span text:style-name="T5">long</text:span><text:span text:style-name="T4"> </text:span><text:span text:style-name="T5">long</text:span><text:span text:style-name="T4">);</text:span></text:p>
            <text:p text:style-name="P16"><text:span text:style-name="T4">BASIC_TYPE(</text:span><text:span text:style-name="T5">unsigned</text:span><text:span text:style-name="T4"> </text:span><text:span text:style-name="T5">long</text:span><text:span text:style-name="T4"> </text:span><text:span text:style-name="T5">long</text:span><text:span text:style-name="T4">);</text:span></text:p>
            <text:p text:style-name="P16"><text:span text:style-name="T4">BASIC_TYPE(</text:span><text:span text:style-name="T5">float</text:span><text:span text:style-name="T4">);</text:span></text:p>
            <text:p text:style-name="P16"><text:span text:style-name="T4">BASIC_TYPE(</text:span><text:span text:style-name="T5">double</text:span><text:span text:style-name="T4">);</text:span></text:p>
            <text:p text:style-name="P16"><text:span text:style-name="T4">BASIC_TYPE(</text:span><text:span text:style-name="T5">long</text:span><text:span text:style-name="T4"> </text:span><text:span text:style-name="T5">double</text:span><text:span text:style-name="T4">);</text:span></text:p>
            <text:p text:style-name="P16"><text:span text:style-name="T4">BASIC_TYPE(</text:span><text:span text:style-name="T5">wchar_t</text:span><text:span text:style-name="T4">);</text:span></text:p>
            <text:p text:style-name="P16"><text:span text:style-name="T4">BASIC_TYPE(</text:span><text:span text:style-name="T5">char16_t</text:span><text:span text:style-name="T4">);</text:span></text:p>
            <text:p text:style-name="P16"><text:span text:style-name="T4">BASIC_TYPE(</text:span><text:span text:style-name="T5">char32_t</text:span><text:span text:style-name="T4">);</text:span></text:p>
            <text:p text:style-name="P45">#undef BASIC_TYPE</text:p>
            <text:p text:style-name="P6"/>
            <text:p text:style-name="P45">#define SUFFIX(X,Y) \</text:p>
            <text:p text:style-name="P45">template&lt;class T&gt; struct Printtype&lt;T X&gt; { \</text:p>
            <text:p text:style-name="P45"><text:tab/>std::string name(std::string append="") { \</text:p>
            <text:p text:style-name="P45"><text:tab/><text:tab/>return Printtype&lt;T&gt;().name( Y +append); \</text:p>
            <text:p text:style-name="P45"><text:tab/>} \</text:p>
            <text:p text:style-name="P45">}</text:p>
            <text:p text:style-name="P45">#define SUFFIX1(X) SUFFIX(X, #X )</text:p>
            <text:p text:style-name="P45">#define SUFFIX2(X) SUFFIX(X, " " #X )</text:p>
            <text:p text:style-name="P6"/>
            <text:p text:style-name="P16"><text:span text:style-name="T4">SUFFIX1(</text:span><text:span text:style-name="T7">*</text:span><text:span text:style-name="T4">);</text:span></text:p>
            <text:p text:style-name="P16"><text:span text:style-name="T4">SUFFIX1(</text:span><text:span text:style-name="T7">&amp;</text:span><text:span text:style-name="T4">);</text:span></text:p>
            <text:p text:style-name="P16"><text:span text:style-name="T4">SUFFIX1(</text:span><text:span text:style-name="T7">&amp;&amp;</text:span><text:span text:style-name="T4">);</text:span></text:p>
            <text:p text:style-name="P16"><text:span text:style-name="T4">SUFFIX2(</text:span><text:span text:style-name="T3">const</text:span><text:span text:style-name="T4">);</text:span></text:p>
            <text:p text:style-name="P16"><text:span text:style-name="T4">SUFFIX2(</text:span><text:span text:style-name="T3">volatile</text:span><text:span text:style-name="T4">);</text:span></text:p>
            <text:p text:style-name="P16"><text:span text:style-name="T4">SUFFIX2(</text:span><text:span text:style-name="T3">const</text:span><text:span text:style-name="T4"> </text:span><text:span text:style-name="T3">volatile</text:span><text:span text:style-name="T4">);</text:span></text:p>
            <text:p text:style-name="P45">#undef SUFFIX</text:p>
            <text:p text:style-name="P45">#undef SUFFIX1</text:p>
            <text:p text:style-name="P45">#undef SUFFIX2</text:p>
            <text:p text:style-name="P6"/>
            <text:p text:style-name="P16"><text:span text:style-name="T4">std</text:span><text:span text:style-name="T7">::</text:span><text:span text:style-name="T4">string eatspace(std</text:span><text:span text:style-name="T7">::</text:span><text:span text:style-name="T4">string s){</text:span></text:p>
            <text:p text:style-name="P16"><text:span text:style-name="T4"><text:tab/></text:span><text:span text:style-name="T3">if</text:span><text:span text:style-name="T4">(</text:span><text:span text:style-name="T7">!</text:span><text:span text:style-name="T4">s.empty() </text:span><text:span text:style-name="T7">&amp;&amp;</text:span><text:span text:style-name="T4"> s[</text:span><text:span text:style-name="T7">0</text:span><text:span text:style-name="T4">]</text:span><text:span text:style-name="T7">==</text:span><text:span text:style-name="T9">' '</text:span><text:span text:style-name="T4">) s.erase(</text:span><text:span text:style-name="T7">0</text:span><text:span text:style-name="T4">,</text:span><text:span text:style-name="T7">1</text:span><text:span text:style-name="T4">);</text:span></text:p>
            <text:p text:style-name="P16"><text:span text:style-name="T4"><text:tab/></text:span><text:span text:style-name="T3">return</text:span><text:span text:style-name="T4"> s;</text:span></text:p>
            <text:p text:style-name="P6">}</text:p>
            <text:p text:style-name="P6"/>
            <text:p text:style-name="P16"><text:span text:style-name="T4">template</text:span><text:span text:style-name="T7">&lt;</text:span><text:span text:style-name="T4">class T,class...U</text:span><text:span text:style-name="T7">&gt;</text:span><text:span text:style-name="T4"> </text:span><text:span text:style-name="T3">struct</text:span><text:span text:style-name="T4"> Printtype</text:span><text:span text:style-name="T7">&lt;</text:span><text:span text:style-name="T4">T(U...)</text:span><text:span text:style-name="T7">&gt;</text:span><text:span text:style-name="T4">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) {</text:span></text:p>
            <text:p text:style-name="P16"><text:span text:style-name="T4"><text:tab/><text:tab/></text:span><text:span text:style-name="T3">return</text:span><text:span text:style-name="T4"> Printtype</text:span><text:span text:style-name="T7">&lt;</text:span><text:span text:style-name="T4">T</text:span><text:span text:style-name="T7">&gt;</text:span><text:span text:style-name="T4">().name(</text:span></text:p>
            <text:p text:style-name="P16"><text:span text:style-name="T4"><text:tab/><text:tab/><text:tab/>(append.empty()</text:span><text:span text:style-name="T7">?</text:span><text:span text:style-name="T4">append</text:span><text:span text:style-name="T7">:</text:span><text:span text:style-name="T4">(</text:span><text:span text:style-name="T9">"("</text:span><text:span text:style-name="T7">+</text:span><text:span text:style-name="T4">eatspace(append)</text:span><text:span text:style-name="T7">+</text:span><text:span text:style-name="T9">")"</text:span><text:span text:style-name="T4">))</text:span><text:span text:style-name="T7">+</text:span></text:p>
            <text:p text:style-name="P16"><text:span text:style-name="T4"><text:tab/><text:tab/><text:tab/></text:span><text:span text:style-name="T9">"("</text:span><text:span text:style-name="T7">+</text:span><text:span text:style-name="T4">Printtype</text:span><text:span text:style-name="T7">&lt;</text:span><text:span text:style-name="T4">U...</text:span><text:span text:style-name="T7">&gt;</text:span><text:span text:style-name="T4">().name()</text:span><text:span text:style-name="T7">+</text:span><text:span text:style-name="T9">")"</text:span><text:span text:style-name="T4">);</text:span></text:p>
            <text:p text:style-name="P6"><text:tab/>}</text:p>
            <text:p text:style-name="P6">};</text:p>
            <text:p text:style-name="P6"/>
            <text:p text:style-name="P16"><text:span text:style-name="T4">template</text:span><text:span text:style-name="T7">&lt;</text:span><text:span text:style-name="T4">class T,class...U</text:span><text:span text:style-name="T7">&gt;</text:span><text:span text:style-name="T4"> </text:span><text:span text:style-name="T3">struct</text:span><text:span text:style-name="T4"> Printtype</text:span><text:span text:style-name="T7">&lt;</text:span><text:span text:style-name="T4">T(U...,...)</text:span><text:span text:style-name="T7">&gt;</text:span><text:span text:style-name="T4">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) {</text:span></text:p>
            <text:p text:style-name="P16"><text:span text:style-name="T4"><text:tab/><text:tab/>std</text:span><text:span text:style-name="T7">::</text:span><text:span text:style-name="T4">string args</text:span><text:span text:style-name="T7">=</text:span><text:span text:style-name="T4">Printtype</text:span><text:span text:style-name="T7">&lt;</text:span><text:span text:style-name="T4">U...</text:span><text:span text:style-name="T7">&gt;</text:span><text:span text:style-name="T4">().name();</text:span></text:p>
            <text:p text:style-name="P16"><text:span text:style-name="T4"><text:tab/><text:tab/></text:span><text:span text:style-name="T3">if</text:span><text:span text:style-name="T4">(</text:span><text:span text:style-name="T7">!</text:span><text:span text:style-name="T4">args.empty()) args</text:span><text:span text:style-name="T7">+=</text:span><text:span text:style-name="T9">","</text:span><text:span text:style-name="T4">;</text:span></text:p>
            <text:p text:style-name="P16"><text:span text:style-name="T4"><text:tab/><text:tab/>args</text:span><text:span text:style-name="T7">+=</text:span><text:span text:style-name="T9">"..."</text:span><text:span text:style-name="T4">;</text:span></text:p>
            <text:p text:style-name="P16"><text:span text:style-name="T4"><text:tab/><text:tab/></text:span><text:span text:style-name="T3">return</text:span><text:span text:style-name="T4"> Printtype</text:span><text:span text:style-name="T7">&lt;</text:span><text:span text:style-name="T4">T</text:span><text:span text:style-name="T7">&gt;</text:span><text:span text:style-name="T4">().name(</text:span></text:p>
            <text:p text:style-name="P16"><text:span text:style-name="T4"><text:tab/><text:tab/><text:tab/>(append.empty()</text:span><text:span text:style-name="T7">?</text:span><text:span text:style-name="T4">append</text:span><text:span text:style-name="T7">:</text:span><text:span text:style-name="T4">(</text:span><text:span text:style-name="T9">"("</text:span><text:span text:style-name="T7">+</text:span><text:span text:style-name="T4">eatspace(append)</text:span><text:span text:style-name="T7">+</text:span><text:span text:style-name="T9">")"</text:span><text:span text:style-name="T4">))</text:span><text:span text:style-name="T7">+</text:span></text:p>
            <text:p text:style-name="P16"><text:span text:style-name="T4"><text:tab/><text:tab/><text:tab/></text:span><text:span text:style-name="T9">"("</text:span><text:span text:style-name="T7">+</text:span><text:span text:style-name="T4">args</text:span><text:span text:style-name="T7">+</text:span><text:span text:style-name="T9">")"</text:span><text:span text:style-name="T4">);</text:span></text:p>
            <text:p text:style-name="P6"><text:tab/>}</text:p>
            <text:p text:style-name="P6">};</text:p>
            <text:p text:style-name="P6"/>
            <text:p text:style-name="P16"><text:span text:style-name="T4">template</text:span><text:span text:style-name="T7">&lt;</text:span><text:span text:style-name="T4">class T,class F</text:span><text:span text:style-name="T7">&gt;</text:span><text:span text:style-name="T4"> </text:span><text:span text:style-name="T3">struct</text:span><text:span text:style-name="T4"> Printtype</text:span><text:span text:style-name="T7">&lt;</text:span><text:span text:style-name="T4">T F</text:span><text:span text:style-name="T7">::*&gt;</text:span><text:span text:style-name="T4">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) {</text:span></text:p>
            <text:p text:style-name="P16"><text:span text:style-name="T4"><text:tab/><text:tab/></text:span><text:span text:style-name="T3">return</text:span><text:span text:style-name="T4"> Printtype</text:span><text:span text:style-name="T7">&lt;</text:span><text:span text:style-name="T4">T</text:span><text:span text:style-name="T7">&gt;</text:span><text:span text:style-name="T4">().name(</text:span><text:span text:style-name="T9">" "</text:span><text:span text:style-name="T7">+</text:span></text:p>
            <text:p text:style-name="P16"><text:span text:style-name="T4"><text:tab/><text:tab/><text:tab/>Printtype</text:span><text:span text:style-name="T7">&lt;</text:span><text:span text:style-name="T4">F</text:span><text:span text:style-name="T7">&gt;</text:span><text:span text:style-name="T4">().name()</text:span><text:span text:style-name="T7">+</text:span><text:span text:style-name="T9">"::*"</text:span><text:span text:style-name="T7">+</text:span><text:span text:style-name="T4">append);</text:span></text:p>
            <text:p text:style-name="P6"><text:soft-page-break/><text:tab/>}</text:p>
            <text:p text:style-name="P6">};</text:p>
            <text:p text:style-name="P6"/>
            <text:p text:style-name="P6">namespace {</text:p>
            <text:p text:style-name="P16"><text:span text:style-name="T4">template</text:span><text:span text:style-name="T7">&lt;</text:span><text:span text:style-name="T4">class U,</text:span><text:span text:style-name="T5">bool</text:span><text:span text:style-name="T7">=</text:span><text:span text:style-name="T4">std</text:span><text:span text:style-name="T7">::</text:span><text:span text:style-name="T4">is_array</text:span><text:span text:style-name="T7">&lt;</text:span><text:span text:style-name="T4">U</text:span><text:span text:style-name="T7">&gt;::</text:span><text:span text:style-name="T4">value</text:span><text:span text:style-name="T7">&gt;</text:span></text:p>
            <text:p text:style-name="P16"><text:span text:style-name="T3">struct</text:span><text:span text:style-name="T4"> Print_from_array</text:span><text:span text:style-name="T7">:</text:span><text:span text:style-name="T4">Printtype</text:span><text:span text:style-name="T7">&lt;</text:span><text:span text:style-name="T4">U</text:span><text:span text:style-name="T7">&gt;</text:span><text:span text:style-name="T4">{};</text:span></text:p>
            <text:p text:style-name="P16"><text:span text:style-name="T4">template</text:span><text:span text:style-name="T7">&lt;</text:span><text:span text:style-name="T4">class U</text:span><text:span text:style-name="T7">&gt;</text:span><text:span text:style-name="T4"> </text:span><text:span text:style-name="T3">struct</text:span><text:span text:style-name="T4"> Print_from_array</text:span><text:span text:style-name="T7">&lt;</text:span><text:span text:style-name="T4">U,</text:span><text:span text:style-name="T2">true</text:span><text:span text:style-name="T7">&gt;</text:span><text:span text:style-name="T4">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) {</text:span></text:p>
            <text:p text:style-name="P16"><text:span text:style-name="T4"><text:tab/><text:tab/></text:span><text:span text:style-name="T3">return</text:span><text:span text:style-name="T4"> Printtype</text:span><text:span text:style-name="T7">&lt;</text:span><text:span text:style-name="T4">U</text:span><text:span text:style-name="T7">&gt;</text:span><text:span text:style-name="T4">().name(append,</text:span><text:span text:style-name="T2">true</text:span><text:span text:style-name="T4">);</text:span></text:p>
            <text:p text:style-name="P6"><text:tab/>}</text:p>
            <text:p text:style-name="P6">};</text:p>
            <text:p text:style-name="P6"/>
            <text:p text:style-name="P16"><text:span text:style-name="T4">template</text:span><text:span text:style-name="T7">&lt;</text:span><text:span text:style-name="T4">class T</text:span><text:span text:style-name="T7">&gt;</text:span></text:p>
            <text:p text:style-name="P16"><text:span text:style-name="T3">struct</text:span><text:span text:style-name="T4"> Printarraytype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,</text:span><text:span text:style-name="T5">bool</text:span><text:span text:style-name="T4"> fromarray,std</text:span><text:span text:style-name="T7">::</text:span><text:span text:style-name="T4">string dim) {</text:span></text:p>
            <text:p text:style-name="P16"><text:span text:style-name="T4"><text:tab/><text:tab/></text:span><text:span text:style-name="T3">return</text:span><text:span text:style-name="T4"> Print_from_array</text:span><text:span text:style-name="T7">&lt;</text:span><text:span text:style-name="T4">T</text:span><text:span text:style-name="T7">&gt;</text:span><text:span text:style-name="T4">().name(</text:span></text:p>
            <text:p text:style-name="P16"><text:span text:style-name="T4"><text:tab/><text:tab/><text:tab/>((append.empty()</text:span><text:span text:style-name="T7">||</text:span><text:span text:style-name="T4">fromarray)</text:span><text:span text:style-name="T7">?</text:span><text:span text:style-name="T4">append</text:span><text:span text:style-name="T7">:</text:span><text:span text:style-name="T4">(</text:span><text:span text:style-name="T9">"("</text:span><text:span text:style-name="T7">+</text:span><text:span text:style-name="T4">eatspace(append)</text:span><text:span text:style-name="T7">+</text:span><text:span text:style-name="T9">")"</text:span><text:span text:style-name="T4">))</text:span><text:span text:style-name="T7">+</text:span></text:p>
            <text:p text:style-name="P16"><text:span text:style-name="T4"><text:tab/><text:tab/><text:tab/></text:span><text:span text:style-name="T9">"["</text:span><text:span text:style-name="T4"> </text:span><text:span text:style-name="T7">+</text:span><text:span text:style-name="T4"> dim </text:span><text:span text:style-name="T7">+</text:span><text:span text:style-name="T4"> </text:span><text:span text:style-name="T9">"]"</text:span><text:span text:style-name="T4">);</text:span></text:p>
            <text:p text:style-name="P6"><text:tab/>}</text:p>
            <text:p text:style-name="P6">};</text:p>
            <text:p text:style-name="P6">}</text:p>
            <text:p text:style-name="P6"/>
            <text:p text:style-name="P16"><text:span text:style-name="T4">template</text:span><text:span text:style-name="T7">&lt;</text:span><text:span text:style-name="T4">class T</text:span><text:span text:style-name="T7">&gt;</text:span></text:p>
            <text:p text:style-name="P16"><text:span text:style-name="T3">struct</text:span><text:span text:style-name="T4"> Printtype</text:span><text:span text:style-name="T7">&lt;</text:span><text:span text:style-name="T4">T[]</text:span><text:span text:style-name="T7">&gt;</text:span><text:span text:style-name="T4">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,</text:span><text:span text:style-name="T5">bool</text:span><text:span text:style-name="T4"> fromarray</text:span><text:span text:style-name="T7">=</text:span><text:span text:style-name="T2">false</text:span><text:span text:style-name="T4">) {</text:span></text:p>
            <text:p text:style-name="P16"><text:span text:style-name="T4"><text:tab/><text:tab/></text:span><text:span text:style-name="T3">return</text:span><text:span text:style-name="T4"> Printarraytype</text:span><text:span text:style-name="T7">&lt;</text:span><text:span text:style-name="T4">T</text:span><text:span text:style-name="T7">&gt;</text:span><text:span text:style-name="T4">().name(append,fromarray,</text:span><text:span text:style-name="T9">""</text:span><text:span text:style-name="T4">);</text:span></text:p>
            <text:p text:style-name="P6"><text:tab/>}</text:p>
            <text:p text:style-name="P6">};</text:p>
            <text:p text:style-name="P6"/>
            <text:p text:style-name="P16"><text:span text:style-name="T4">template</text:span><text:span text:style-name="T7">&lt;</text:span><text:span text:style-name="T4">class T,</text:span><text:span text:style-name="T5">int</text:span><text:span text:style-name="T4"> d</text:span><text:span text:style-name="T7">&gt;</text:span></text:p>
            <text:p text:style-name="P16"><text:span text:style-name="T3">struct</text:span><text:span text:style-name="T4"> Printtype</text:span><text:span text:style-name="T7">&lt;</text:span><text:span text:style-name="T4">T[d]</text:span><text:span text:style-name="T7">&gt;</text:span><text:span text:style-name="T4"> {</text:span></text:p>
            <text:p text:style-name="P16"><text:span text:style-name="T4"><text:tab/>std</text:span><text:span text:style-name="T7">::</text:span><text:span text:style-name="T4">string name(std</text:span><text:span text:style-name="T7">::</text:span><text:span text:style-name="T4">string append</text:span><text:span text:style-name="T7">=</text:span><text:span text:style-name="T9">""</text:span><text:span text:style-name="T4">,</text:span><text:span text:style-name="T5">bool</text:span><text:span text:style-name="T4"> fromarray</text:span><text:span text:style-name="T7">=</text:span><text:span text:style-name="T2">false</text:span><text:span text:style-name="T4">) {</text:span></text:p>
            <text:p text:style-name="P16"><text:span text:style-name="T4"><text:tab/><text:tab/></text:span><text:span text:style-name="T3">return</text:span><text:span text:style-name="T4"> Printarraytype</text:span><text:span text:style-name="T7">&lt;</text:span><text:span text:style-name="T4">T</text:span><text:span text:style-name="T7">&gt;</text:span><text:span text:style-name="T4">().name(append,fromarray,std</text:span><text:span text:style-name="T7">::</text:span><text:span text:style-name="T4">to_string(d));</text:span></text:p>
            <text:p text:style-name="P6"><text:tab/>}</text:p>
            <text:p text:style-name="P11">};</text:p>
          </table:table-cell>
        </table:table-row>
      </table:table>
      <text:h text:style-name="P50" text:outline-level="1"><text:bookmark-start text:name="__RefHeading__216_143610015"/>Questão <text:span text:style-name="T1">3</text:span><text:bookmark-end text:name="__RefHeading__216_143610015"/></text:h>
      <text:p text:style-name="P28">Tente descobrir os tipos deduzidos na <text:span text:style-name="T11">função</text:span> conv( )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main.cpp</text:p>
          </table:table-cell>
        </table:table-row>
        <table:table-row>
          <table:table-cell table:style-name="Table3.A2" office:value-type="string">
            <text:p text:style-name="P36">#include &lt;iostream&gt;</text:p>
            <text:p text:style-name="P46">#include "../exe02/printtype.h"</text:p>
            <text:p text:style-name="P7"/>
            <text:p text:style-name="P17"><text:span text:style-name="T5">void</text:span><text:span text:style-name="T4"> </text:span><text:span text:style-name="T6">conv</text:span><text:span text:style-name="T4">(){</text:span></text:p>
            <text:p text:style-name="P17"><text:span text:style-name="T4"><text:tab/></text:span><text:span text:style-name="T3">auto</text:span><text:span text:style-name="T4"> a </text:span><text:span text:style-name="T7">=</text:span><text:span text:style-name="T4"> </text:span><text:span text:style-name="T7">1U</text:span><text:span text:style-name="T4">;</text:span></text:p>
            <text:p text:style-name="P17"><text:span text:style-name="T4"><text:tab/></text:span><text:span text:style-name="T3">auto</text:span><text:span text:style-name="T4"> b </text:span><text:span text:style-name="T7">=</text:span><text:span text:style-name="T4"> </text:span><text:span text:style-name="T7">9</text:span><text:span text:style-name="T4">;</text:span></text:p>
            <text:p text:style-name="P17"><text:span text:style-name="T4"><text:tab/></text:span><text:span text:style-name="T3">auto</text:span><text:span text:style-name="T4"> c </text:span><text:span text:style-name="T7">=</text:span><text:span text:style-name="T4"> </text:span><text:span text:style-name="T7">3.14</text:span><text:span text:style-name="T4">;</text:span></text:p>
            <text:p text:style-name="P17"><text:span text:style-name="T4"><text:tab/></text:span><text:span text:style-name="T3">auto</text:span><text:span text:style-name="T4"> d </text:span><text:span text:style-name="T7">=</text:span><text:span text:style-name="T4"> </text:span><text:span text:style-name="T7">&amp;</text:span><text:span text:style-name="T4">b;</text:span></text:p>
            <text:p text:style-name="P17"><text:span text:style-name="T4"><text:tab/></text:span><text:span text:style-name="T3">auto</text:span><text:span text:style-name="T7">&amp;</text:span><text:span text:style-name="T4"> e </text:span><text:span text:style-name="T7">=</text:span><text:span text:style-name="T4"> d;</text:span></text:p>
            <text:p text:style-name="P17"><text:span text:style-name="T4"><text:tab/></text:span><text:span text:style-name="T3">auto</text:span><text:span text:style-name="T4"> </text:span><text:span text:style-name="T7">&amp;&amp;</text:span><text:span text:style-name="T4">f </text:span><text:span text:style-name="T7">=</text:span><text:span text:style-name="T4"> </text:span><text:span text:style-name="T7">10</text:span><text:span text:style-name="T4">;</text:span></text:p>
            <text:p text:style-name="P17"><text:span text:style-name="T4"><text:tab/></text:span><text:span text:style-name="T3">auto</text:span><text:span text:style-name="T4"> g </text:span><text:span text:style-name="T7">=</text:span><text:span text:style-name="T4"> a </text:span><text:span text:style-name="T7">+</text:span><text:span text:style-name="T4"> b;</text:span></text:p>
            <text:p text:style-name="P17"><text:span text:style-name="T4"><text:tab/></text:span><text:span text:style-name="T3">auto</text:span><text:span text:style-name="T4"> h </text:span><text:span text:style-name="T7">=</text:span><text:span text:style-name="T4"> a </text:span><text:span text:style-name="T7">+</text:span><text:span text:style-name="T4"> c;</text:span></text:p>
            <text:p text:style-name="P17"><text:span text:style-name="T4"><text:tab/></text:span><text:span text:style-name="T3">auto</text:span><text:span text:style-name="T4"> i </text:span><text:span text:style-name="T7">=</text:span><text:span text:style-name="T4"> a </text:span><text:span text:style-name="T7">+</text:span><text:span text:style-name="T4"> d;</text:span></text:p>
            <text:p text:style-name="P17"><text:span text:style-name="T4"><text:tab/></text:span><text:span text:style-name="T3">const</text:span><text:span text:style-name="T4"> </text:span><text:span text:style-name="T3">auto</text:span><text:span text:style-name="T4"> j </text:span><text:span text:style-name="T7">=</text:span><text:span text:style-name="T4"> f;</text:span></text:p>
            <text:p text:style-name="P17"><text:span text:style-name="T4"><text:tab/></text:span><text:span text:style-name="T3">auto</text:span><text:span text:style-name="T7">&amp;</text:span><text:span text:style-name="T4"> k </text:span><text:span text:style-name="T7">=</text:span><text:span text:style-name="T4"> e;</text:span></text:p>
            <text:p text:style-name="P17"><text:soft-page-break/><text:span text:style-name="T4"><text:tab/></text:span><text:span text:style-name="T3">auto</text:span><text:span text:style-name="T7">&amp;</text:span><text:span text:style-name="T4"> l </text:span><text:span text:style-name="T7">=</text:span><text:span text:style-name="T4"> f;</text:span></text:p>
            <text:p text:style-name="P7"/>
            <text:p text:style-name="P7"/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a =&gt; "</text:span><text:span text:style-name="T4"> </text:span><text:span text:style-name="T7">&lt;&lt;</text:span><text:span text:style-name="T4"> Printtype</text:span><text:span text:style-name="T7">&lt;</text:span><text:span text:style-name="T4">decltype(a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b =&gt; "</text:span><text:span text:style-name="T4"> </text:span><text:span text:style-name="T7">&lt;&lt;</text:span><text:span text:style-name="T4"> Printtype</text:span><text:span text:style-name="T7">&lt;</text:span><text:span text:style-name="T4">decltype(b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c =&gt; "</text:span><text:span text:style-name="T4"> </text:span><text:span text:style-name="T7">&lt;&lt;</text:span><text:span text:style-name="T4"> Printtype</text:span><text:span text:style-name="T7">&lt;</text:span><text:span text:style-name="T4">decltype(c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d =&gt; "</text:span><text:span text:style-name="T4"> </text:span><text:span text:style-name="T7">&lt;&lt;</text:span><text:span text:style-name="T4"> Printtype</text:span><text:span text:style-name="T7">&lt;</text:span><text:span text:style-name="T4">decltype(d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e =&gt; "</text:span><text:span text:style-name="T4"> </text:span><text:span text:style-name="T7">&lt;&lt;</text:span><text:span text:style-name="T4"> Printtype</text:span><text:span text:style-name="T7">&lt;</text:span><text:span text:style-name="T4">decltype(e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f =&gt; "</text:span><text:span text:style-name="T4"> </text:span><text:span text:style-name="T7">&lt;&lt;</text:span><text:span text:style-name="T4"> Printtype</text:span><text:span text:style-name="T7">&lt;</text:span><text:span text:style-name="T4">decltype(f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g =&gt; "</text:span><text:span text:style-name="T4"> </text:span><text:span text:style-name="T7">&lt;&lt;</text:span><text:span text:style-name="T4"> Printtype</text:span><text:span text:style-name="T7">&lt;</text:span><text:span text:style-name="T4">decltype(g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h =&gt; "</text:span><text:span text:style-name="T4"> </text:span><text:span text:style-name="T7">&lt;&lt;</text:span><text:span text:style-name="T4"> Printtype</text:span><text:span text:style-name="T7">&lt;</text:span><text:span text:style-name="T4">decltype(h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i =&gt; "</text:span><text:span text:style-name="T4"> </text:span><text:span text:style-name="T7">&lt;&lt;</text:span><text:span text:style-name="T4"> Printtype</text:span><text:span text:style-name="T7">&lt;</text:span><text:span text:style-name="T4">decltype(i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j =&gt; "</text:span><text:span text:style-name="T4"> </text:span><text:span text:style-name="T7">&lt;&lt;</text:span><text:span text:style-name="T4"> Printtype</text:span><text:span text:style-name="T7">&lt;</text:span><text:span text:style-name="T4">decltype(j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k =&gt; "</text:span><text:span text:style-name="T4"> </text:span><text:span text:style-name="T7">&lt;&lt;</text:span><text:span text:style-name="T4"> Printtype</text:span><text:span text:style-name="T7">&lt;</text:span><text:span text:style-name="T4">decltype(k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17"><text:span text:style-name="T4"><text:s text:c="4"/>std</text:span><text:span text:style-name="T7">::</text:span><text:span text:style-name="T4">cout </text:span><text:span text:style-name="T7">&lt;&lt;</text:span><text:span text:style-name="T4"> </text:span><text:span text:style-name="T9">"l =&gt; "</text:span><text:span text:style-name="T4"> </text:span><text:span text:style-name="T7">&lt;&lt;</text:span><text:span text:style-name="T4"> Printtype</text:span><text:span text:style-name="T7">&lt;</text:span><text:span text:style-name="T4">decltype(l)</text:span><text:span text:style-name="T7">&gt;</text:span><text:span text:style-name="T4">().name() </text:span><text:span text:style-name="T7">&lt;&lt;</text:span><text:span text:style-name="T4"> std</text:span><text:span text:style-name="T7">::</text:span><text:span text:style-name="T4">endl;</text:span></text:p>
            <text:p text:style-name="P7">}</text:p>
            <text:p text:style-name="P7"/>
            <text:p text:style-name="P17"><text:span text:style-name="T5">int</text:span><text:span text:style-name="T4"> </text:span><text:span text:style-name="T6">main</text:span><text:span text:style-name="T4">()</text:span></text:p>
            <text:p text:style-name="P7">{</text:p>
            <text:p text:style-name="P7"><text:tab/>conv();</text:p>
            <text:p text:style-name="P7"/>
            <text:p text:style-name="P17"><text:span text:style-name="T4"><text:s text:c="4"/></text:span><text:span text:style-name="T3">return</text:span><text:span text:style-name="T4"> </text:span><text:span text:style-name="T7">0</text:span><text:span text:style-name="T4">;</text:span></text:p>
            <text:p text:style-name="P12">}</text:p>
          </table:table-cell>
        </table:table-row>
      </table:table>
      <text:p text:style-name="P25">a =&gt; unsigned</text:p>
      <text:p text:style-name="P25">b =&gt; int</text:p>
      <text:p text:style-name="P25">c =&gt; double</text:p>
      <text:p text:style-name="P25">d =&gt; int*</text:p>
      <text:p text:style-name="P25">e =&gt; int*&amp;</text:p>
      <text:p text:style-name="P25">f =&gt; int&amp;&amp;</text:p>
      <text:p text:style-name="P25">g =&gt; unsigned</text:p>
      <text:p text:style-name="P25">h =&gt; double</text:p>
      <text:p text:style-name="P25">i =&gt; int*</text:p>
      <text:p text:style-name="P25">j =&gt; int const</text:p>
      <text:p text:style-name="P25">k =&gt; int*&amp;</text:p>
      <text:p text:style-name="P25">l =&gt; int&amp;</text:p>
      <text:h text:style-name="P50" text:outline-level="1"><text:bookmark-start text:name="__RefHeading__218_143610015"/>Questão <text:span text:style-name="T1">4</text:span><text:bookmark-end text:name="__RefHeading__218_143610015"/></text:h>
      <text:p text:style-name="P28">Explique o erro de <text:span text:style-name="T11">compilação</text:span> da <text:span text:style-name="T11">função</text:span> infer( ) e corrija-o sem remover o especiﬁcador auto.</text:p>
      <text:p text:style-name="P26">Erros de compilação:</text:p>
      <text:p text:style-name="P26"/>
      <text:p text:style-name="P26"><text:tab/>main.cpp:11:1: error: ‘infer’ function uses ‘auto’ type specifier without trailing return type</text:p>
      <text:p text:style-name="P26"><text:tab/> )</text:p>
      <text:p text:style-name="P26"><text:tab/> ^</text:p>
      <text:p text:style-name="P26"><text:tab/>main.cpp:11:1: note: deduced return type only available with -std=c++14 or -std=gnu++14</text:p>
      <text:p text:style-name="P26"><text:tab/>main.cpp: In function ‘auto infer(int, B*, D*)’:</text:p>
      <text:p text:style-name="P26"><text:tab/>main.cpp:15:9: error: inconsistent deduction for ‘auto’: ‘B*’ and then ‘D*’</text:p>
      <text:p text:style-name="P26"><text:tab/> <text:s/>return d;</text:p>
      <text:p text:style-name="P26"><text:tab/> <text:s text:c="8"/>^</text:p>
      <text:p text:style-name="P26"><text:soft-page-break/></text:p>
      <text:p text:style-name="P26">O primeiro/segundo erro origina-se do fato do c++11 não suportar inferência do tipo de retorno com o uso da keyword 'auto'.</text:p>
      <text:p text:style-name="P26">O terceiro erro ocorre devido a haver ambiguidade em relação ao tipo de retorno da função, B* ou D*, a despeito de serem tipos</text:p>
      <text:p text:style-name="P26">derivados.</text:p>
      <text:p text:style-name="P26"/>
      <text:p text:style-name="P26">Para corrigir os erros, especifica-se o tipo de retorno em função do primeiro argumento, utilizando decltype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main.cpp</text:p>
          </table:table-cell>
        </table:table-row>
        <table:table-row>
          <table:table-cell table:style-name="Table4.A2" office:value-type="string">
            <text:p text:style-name="P37">#include &lt;iostream&gt;</text:p>
            <text:p text:style-name="P47">#include "../exe02/printtype.h"</text:p>
            <text:p text:style-name="P8"/>
            <text:p text:style-name="P18"><text:span text:style-name="T3">struct</text:span><text:span text:style-name="T4"> B{};</text:span></text:p>
            <text:p text:style-name="P18"><text:span text:style-name="T3">struct</text:span><text:span text:style-name="T4"> D </text:span><text:span text:style-name="T7">:</text:span><text:span text:style-name="T4"> B {};</text:span></text:p>
            <text:p text:style-name="P8"/>
            <text:p text:style-name="P18"><text:span text:style-name="T3">auto</text:span><text:span text:style-name="T4"> </text:span><text:span text:style-name="T6">infer</text:span><text:span text:style-name="T4">(</text:span></text:p>
            <text:p text:style-name="P18"><text:span text:style-name="T4"><text:tab/></text:span><text:span text:style-name="T5">int</text:span><text:span text:style-name="T4"> n, </text:span></text:p>
            <text:p text:style-name="P18"><text:span text:style-name="T4"><text:tab/>B</text:span><text:span text:style-name="T7">*</text:span><text:span text:style-name="T4"> b, </text:span></text:p>
            <text:p text:style-name="P18"><text:span text:style-name="T4"><text:tab/>D</text:span><text:span text:style-name="T7">*</text:span><text:span text:style-name="T4"> d</text:span></text:p>
            <text:p text:style-name="P18"><text:span text:style-name="T4">) </text:span><text:span text:style-name="T7">-&gt;</text:span><text:span text:style-name="T4"> decltype(b)</text:span></text:p>
            <text:p text:style-name="P8">{</text:p>
            <text:p text:style-name="P18"><text:span text:style-name="T4"><text:tab/></text:span><text:span text:style-name="T3">if</text:span><text:span text:style-name="T4">(n </text:span><text:span text:style-name="T7">%</text:span><text:span text:style-name="T4"> </text:span><text:span text:style-name="T7">2</text:span><text:span text:style-name="T4"> </text:span><text:span text:style-name="T7">==</text:span><text:span text:style-name="T4"> </text:span><text:span text:style-name="T7">0</text:span><text:span text:style-name="T4">)</text:span></text:p>
            <text:p text:style-name="P18"><text:span text:style-name="T4"><text:tab/><text:tab/></text:span><text:span text:style-name="T3">return</text:span><text:span text:style-name="T4"> b;</text:span></text:p>
            <text:p text:style-name="P18"><text:span text:style-name="T4"><text:tab/></text:span><text:span text:style-name="T3">return</text:span><text:span text:style-name="T4"> d;</text:span></text:p>
            <text:p text:style-name="P8">}</text:p>
            <text:p text:style-name="P8"/>
            <text:p text:style-name="P18"><text:span text:style-name="T5">int</text:span><text:span text:style-name="T4"> </text:span><text:span text:style-name="T6">main</text:span><text:span text:style-name="T4">()</text:span></text:p>
            <text:p text:style-name="P8">{</text:p>
            <text:p text:style-name="P8"><text:tab/>B b;</text:p>
            <text:p text:style-name="P8"><text:tab/>D d;</text:p>
            <text:p text:style-name="P8"/>
            <text:p text:style-name="P18"><text:span text:style-name="T4"><text:tab/>infer(</text:span><text:span text:style-name="T7">0</text:span><text:span text:style-name="T4">, </text:span><text:span text:style-name="T7">&amp;</text:span><text:span text:style-name="T4">b, </text:span><text:span text:style-name="T7">&amp;</text:span><text:span text:style-name="T4">d);</text:span></text:p>
            <text:p text:style-name="P8"/>
            <text:p text:style-name="P18"><text:span text:style-name="T4"><text:s text:c="4"/></text:span><text:span text:style-name="T3">return</text:span><text:span text:style-name="T4"> </text:span><text:span text:style-name="T7">0</text:span><text:span text:style-name="T4">;</text:span></text:p>
            <text:p text:style-name="P13">}</text:p>
          </table:table-cell>
        </table:table-row>
      </table:table>
      <text:h text:style-name="P50" text:outline-level="1"><text:bookmark-start text:name="__RefHeading__220_143610015"/>Questão <text:span text:style-name="T1">5</text:span><text:bookmark-end text:name="__RefHeading__220_143610015"/></text:h>
      <text:p text:style-name="P28">Discuta as <text:span text:style-name="T11">opções</text:span> de <text:span text:style-name="T11">qualificação</text:span> de auto na <text:span text:style-name="T11">função </text:span>f( ) indicando casos de uso para cada uma delas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main.cpp</text:p>
          </table:table-cell>
        </table:table-row>
        <table:table-row>
          <table:table-cell table:style-name="Table5.A2" office:value-type="string">
            <text:p text:style-name="P33"><text:span text:style-name="T5">void</text:span><text:span text:style-name="T4"> </text:span><text:span text:style-name="T6">f</text:span><text:span text:style-name="T4">(){</text:span></text:p>
            <text:p text:style-name="P19"><text:span text:style-name="T4"><text:tab/>std</text:span><text:span text:style-name="T7">::</text:span><text:span text:style-name="T4">vector</text:span><text:span text:style-name="T7">&lt;</text:span><text:span text:style-name="T5">int</text:span><text:span text:style-name="T7">&gt;</text:span><text:span text:style-name="T4"> v {</text:span><text:span text:style-name="T7">1</text:span><text:span text:style-name="T4">, </text:span><text:span text:style-name="T7">2</text:span><text:span text:style-name="T4">, </text:span><text:span text:style-name="T7">3</text:span><text:span text:style-name="T4">};</text:span></text:p>
            <text:p text:style-name="P9"/>
            <text:p text:style-name="P19"><text:span text:style-name="T4"><text:tab/></text:span><text:span text:style-name="T8">// No primeiro caso, os elementos são acessados por valor, sendo possível modificar a variável i sem alterar os objetos do vetor.</text:span></text:p>
            <text:p text:style-name="P19"><text:span text:style-name="T4"><text:tab/></text:span><text:span text:style-name="T3">for</text:span><text:span text:style-name="T4"> (</text:span><text:span text:style-name="T3">auto</text:span><text:span text:style-name="T4"> i </text:span><text:span text:style-name="T7">:</text:span><text:span text:style-name="T4"> v){}</text:span></text:p>
            <text:p text:style-name="P9"/>
            <text:p text:style-name="P19"><text:soft-page-break/><text:span text:style-name="T4"><text:tab/></text:span><text:span text:style-name="T8">// A passagem por cópia permite modificar os elementos do vetor.</text:span></text:p>
            <text:p text:style-name="P19"><text:span text:style-name="T4"><text:tab/></text:span><text:span text:style-name="T3">for</text:span><text:span text:style-name="T4"> (</text:span><text:span text:style-name="T3">auto</text:span><text:span text:style-name="T7">&amp;</text:span><text:span text:style-name="T4"> i </text:span><text:span text:style-name="T7">:</text:span><text:span text:style-name="T4"> v){}</text:span></text:p>
            <text:p text:style-name="P9"/>
            <text:p text:style-name="P19"><text:span text:style-name="T4"><text:tab/></text:span><text:span text:style-name="T8">// A passagem por referência constante permite ter acesso apenas leitura aos elementos do vetor sem o custo de uma cópia.</text:span></text:p>
            <text:p text:style-name="P19"><text:span text:style-name="T4"><text:tab/></text:span><text:span text:style-name="T3">for</text:span><text:span text:style-name="T4"> (</text:span><text:span text:style-name="T3">const</text:span><text:span text:style-name="T4"> </text:span><text:span text:style-name="T3">auto</text:span><text:span text:style-name="T7">&amp;</text:span><text:span text:style-name="T4"> i </text:span><text:span text:style-name="T7">:</text:span><text:span text:style-name="T4"> v){}</text:span></text:p>
            <text:p text:style-name="P9"/>
            <text:p text:style-name="P19"><text:span text:style-name="T4"><text:tab/></text:span><text:span text:style-name="T8">// Na verdade, não vejo porque utilizar uma referência de rvalue neste caso.</text:span></text:p>
            <text:p text:style-name="P19"><text:span text:style-name="T4"><text:tab/></text:span><text:span text:style-name="T3">for</text:span><text:span text:style-name="T4"> (</text:span><text:span text:style-name="T3">auto</text:span><text:span text:style-name="T7">&amp;&amp;</text:span><text:span text:style-name="T4"> i </text:span><text:span text:style-name="T7">:</text:span><text:span text:style-name="T4"> v){}</text:span></text:p>
            <text:p text:style-name="P14">}</text:p>
          </table:table-cell>
        </table:table-row>
      </table:table>
      <text:h text:style-name="P50" text:outline-level="1"><text:bookmark-start text:name="__RefHeading__222_143610015"/>Questão <text:span text:style-name="T1">6</text:span><text:bookmark-end text:name="__RefHeading__222_143610015"/></text:h>
      <text:p text:style-name="P27">Implemente <text:span text:style-name="T11">funções </text:span>wrappers getValWrap( ) e getRefWrap( ) tal que seus especificadores de retorno sejam os mesmos, mas seus ti<text:span text:style-name="T11">p</text:span>os retornados sejam os mesmos de getVa1( ) e getRef ( )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1">main.cpp</text:p>
          </table:table-cell>
        </table:table-row>
        <table:table-row>
          <table:table-cell table:style-name="Table8.A2" office:value-type="string">
            <text:p text:style-name="P38">#include &lt;iostream&gt;</text:p>
            <text:p text:style-name="P48">#include "../exe02/printtype.h"</text:p>
            <text:p text:style-name="P9"/>
            <text:p text:style-name="P19"><text:span text:style-name="T5">int</text:span><text:span text:style-name="T4"> global </text:span><text:span text:style-name="T7">=</text:span><text:span text:style-name="T4"> </text:span><text:span text:style-name="T7">10</text:span><text:span text:style-name="T4">;</text:span></text:p>
            <text:p text:style-name="P9"/>
            <text:p text:style-name="P19"><text:span text:style-name="T5">int</text:span><text:span text:style-name="T4"> </text:span><text:span text:style-name="T6">getVal</text:span><text:span text:style-name="T4">() { </text:span><text:span text:style-name="T3">return</text:span><text:span text:style-name="T4"> global; }</text:span></text:p>
            <text:p text:style-name="P19"><text:span text:style-name="T5">int</text:span><text:span text:style-name="T7">&amp;</text:span><text:span text:style-name="T4"> getRef() { </text:span><text:span text:style-name="T3">return</text:span><text:span text:style-name="T4"> global; }</text:span></text:p>
            <text:p text:style-name="P9"/>
            <text:p text:style-name="P19"><text:span text:style-name="T3">auto</text:span><text:span text:style-name="T4"> getValWrap() </text:span><text:span text:style-name="T7">-&gt;</text:span><text:span text:style-name="T4"> decltype(getVal())</text:span></text:p>
            <text:p text:style-name="P9">{</text:p>
            <text:p text:style-name="P19"><text:span text:style-name="T4"><text:tab/></text:span><text:span text:style-name="T3">return</text:span><text:span text:style-name="T4"> getVal();</text:span></text:p>
            <text:p text:style-name="P9">}</text:p>
            <text:p text:style-name="P9"/>
            <text:p text:style-name="P19"><text:span text:style-name="T3">auto</text:span><text:span text:style-name="T4"> getRefWrap() </text:span><text:span text:style-name="T7">-&gt;</text:span><text:span text:style-name="T4"> decltype(getRef())</text:span></text:p>
            <text:p text:style-name="P9">{</text:p>
            <text:p text:style-name="P19"><text:span text:style-name="T4"><text:tab/></text:span><text:span text:style-name="T3">return</text:span><text:span text:style-name="T4"> getRef();</text:span></text:p>
            <text:p text:style-name="P9">}</text:p>
            <text:p text:style-name="P9"/>
            <text:p text:style-name="P19"><text:span text:style-name="T5">int</text:span><text:span text:style-name="T4"> main(){</text:span></text:p>
            <text:p text:style-name="P9"/>
            <text:p text:style-name="P14">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4-30T13:05:00.793524800</dc:date>
    <meta:editing-duration>PT1H24M42S</meta:editing-duration>
    <meta:editing-cycles>39</meta:editing-cycles>
    <meta:generator>LibreOffice/5.3.2.2$Linux_X86_64 LibreOffice_project/30m0$Build-2</meta:generator>
    <meta:document-statistic meta:table-count="7" meta:image-count="0" meta:object-count="0" meta:page-count="7" meta:paragraph-count="284" meta:word-count="1080" meta:character-count="8223" meta:non-whitespace-character-count="7184"/>
  </office:meta>
</office:document-meta>
</file>